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style:text-properties fo:color="#800000"/>
    </style:style>
    <style:style style:name="P121" style:family="paragraph" style:parent-style-name="First_20_line_20_indent">
      <style:text-properties fo:language="ru" fo:country="RU"/>
    </style:style>
    <style:style style:name="P122" style:family="paragraph" style:parent-style-name="First_20_line_20_indent">
      <style:paragraph-properties fo:text-align="justify" style:justify-single-word="false"/>
      <style:text-properties fo:language="ru" fo:country="RU"/>
    </style:style>
    <style:style style:name="P123" style:family="paragraph" style:parent-style-name="First_20_line_20_indent">
      <style:text-properties fo:font-size="15pt" fo:language="ru" fo:country="RU" style:font-size-asian="15pt" style:font-size-complex="15pt"/>
    </style:style>
    <style:style style:name="P124" style:family="paragraph" style:parent-style-name="First_20_line_20_indent">
      <style:text-properties fo:font-size="12pt" fo:language="ru" fo:country="RU" style:font-size-asian="12pt" style:font-size-complex="12pt"/>
    </style:style>
    <style:style style:name="P125" style:family="paragraph" style:parent-style-name="First_20_line_20_indent">
      <style:paragraph-properties fo:text-align="justify" style:justify-single-word="false"/>
      <style:text-properties fo:language="en" fo:country="US"/>
    </style:style>
    <style:style style:name="P126" style:family="paragraph" style:parent-style-name="First_20_line_20_indent">
      <style:paragraph-properties fo:text-align="justify" style:justify-single-word="false"/>
    </style:style>
    <style:style style:name="P127" style:family="paragraph" style:parent-style-name="Text_20_body">
      <style:paragraph-properties fo:margin-left="0cm" fo:margin-right="0cm" fo:text-align="center"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Footnote">
      <style:text-properties fo:font-style="normal" style:font-style-asian="normal" style:font-style-complex="normal"/>
    </style:style>
    <style:style style:name="P136" style:family="paragraph" style:parent-style-name="Text_20_body">
      <style:paragraph-properties loext:contextual-spacing="false" fo:margin-top="0cm" fo:margin-bottom="0.212cm" fo:text-align="justify" style:justify-single-word="false"/>
      <style:text-properties fo:language="en" fo:country="US"/>
    </style:style>
    <style:style style:name="P137" style:family="paragraph" style:parent-style-name="Standard">
      <style:text-properties fo:font-style="italic" style:font-style-asian="italic" style:font-style-complex="italic"/>
    </style:style>
    <style:style style:name="P13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Heading_20_1">
      <style:paragraph-properties fo:margin-left="0cm" fo:margin-right="0cm" fo:text-align="center" style:justify-single-word="false" fo:text-indent="0.499cm" style:auto-text-indent="false"/>
    </style:style>
    <style:style style:name="P140" style:family="paragraph" style:parent-style-name="Heading_20_2">
      <style:text-properties fo:language="en" fo:country="US"/>
    </style:style>
    <style:style style:name="P141" style:family="paragraph" style:parent-style-name="Heading_20_2">
      <style:paragraph-properties fo:text-align="justify" style:justify-single-word="false"/>
    </style:style>
    <style:style style:name="P142" style:family="paragraph" style:parent-style-name="Heading_20_3">
      <style:text-properties fo:language="ru" fo:country="RU"/>
    </style:style>
    <style:style style:name="P143"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4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1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cm" fo:margin-right="0cm" fo:text-align="justify" style:justify-single-word="false" fo:text-indent="0.499cm" style:auto-text-indent="false" fo:background-color="transparent">
        <style:background-image/>
      </style:paragraph-properties>
      <style:text-properties style:use-window-font-color="true" fo:language="en" fo:country="US" fo:background-color="transparent"/>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background-color="transparent" loext:char-shading-value="0"/>
    </style:style>
    <style:style style:name="T50" style:family="text">
      <style:text-properties style:use-window-font-color="true" fo:background-color="transparent" loext:char-shading-value="0"/>
    </style:style>
    <style:style style:name="T51" style:family="text">
      <style:text-properties style:use-window-font-color="true" fo:language="uk" fo:country="UA" fo:font-style="normal" fo:font-weight="normal" style:font-style-asian="normal" style:font-weight-asian="normal" style:font-style-complex="normal" style:font-weight-complex="normal"/>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color="#3333ff"/>
    </style:style>
    <style:style style:name="T56" style:family="text">
      <style:text-properties fo:color="#3333ff" fo:language="en" fo:country="US"/>
    </style:style>
    <style:style style:name="T57" style:family="text">
      <style:text-properties fo:font-style="normal"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fo:background-color="transparent" style:font-style-asian="normal" style:font-weight-asian="normal" style:font-style-complex="normal" style:font-weight-complex="normal" loext:char-shading-value="0"/>
    </style:style>
    <style:style style:name="T60" style:family="text">
      <style:text-properties fo:font-style="normal" style:text-underline-style="none" style:font-style-asian="normal" style:font-style-complex="normal"/>
    </style:style>
    <style:style style:name="T61" style:family="text">
      <style:text-properties fo:color="#0066ff"/>
    </style:style>
    <style:style style:name="T62" style:family="text">
      <style:text-properties fo:color="#00ccff"/>
    </style:style>
    <style:style style:name="T63" style:family="text">
      <style:text-properties fo:font-weight="normal" style:font-weight-asian="normal" style:font-weight-complex="normal"/>
    </style:style>
    <style:style style:name="T64" style:family="text">
      <style:text-properties fo:font-weight="normal" fo:background-color="transparent" style:font-weight-asian="normal" style:font-weight-complex="normal" loext:char-shading-value="0"/>
    </style:style>
    <style:style style:name="T65" style:family="text">
      <style:text-properties fo:color="#0066cc"/>
    </style:style>
    <style:style style:name="T66" style:family="text">
      <style:text-properties fo:color="#0000cc"/>
    </style:style>
    <style:style style:name="T67" style:family="text">
      <style:text-properties style:text-line-through-style="solid" fo:font-weight="bold" style:font-weight-asian="bold" style:font-weight-complex="bold"/>
    </style:style>
    <style:style style:name="T68" style:family="text">
      <style:text-properties fo:language="uk" fo:country="UA"/>
    </style:style>
    <style:style style:name="T69" style:family="text">
      <style:text-properties fo:language="uk" fo:country="UA" fo:font-style="italic" style:font-style-asian="italic" style:font-style-complex="italic"/>
    </style:style>
    <style:style style:name="T70" style:family="text">
      <style:text-properties fo:language="uk" fo:country="UA" fo:font-weight="bold" style:font-weight-asian="bold" style:font-weight-complex="bold"/>
    </style:style>
    <style:style style:name="T71" style:family="text">
      <style:text-properties fo:color="#ff0000"/>
    </style:style>
    <style:style style:name="T72" style:family="text">
      <style:text-properties style:text-underline-style="none"/>
    </style:style>
    <style:style style:name="T73" style:family="text">
      <style:text-properties style:text-rotation-angle="90" style:text-rotation-scale="line-height"/>
    </style:style>
    <style:style style:name="T74" style:family="text">
      <style:text-properties style:text-rotation-angle="270" style:text-rotation-scale="line-height"/>
    </style:style>
    <style:style style:name="T75" style:family="text">
      <style:text-properties style:text-position="sub 58%" style:font-size-asian="10.5pt"/>
    </style:style>
    <style:style style:name="T76" style:family="text">
      <style:text-properties style:font-name="Symbol" style:font-name-asian="Symbol" style:font-name-complex="Symbol"/>
    </style:style>
    <style:style style:name="T77" style:family="text">
      <style:text-properties style:font-name="Liberation Serif1" style:font-name-asian="Symbol" style:font-name-complex="Symbol"/>
    </style:style>
    <style:style style:name="T78" style:family="text">
      <style:text-properties style:font-name="Courier New CYR"/>
    </style:style>
    <style:style style:name="T79" style:family="text">
      <style:text-properties style:font-name="Courier New CYR" fo:language="en" fo:country="US"/>
    </style:style>
    <style:style style:name="T80" style:family="text">
      <style:text-properties fo:color="#6666ff"/>
    </style:style>
    <style:style style:name="T81" style:family="text">
      <style:text-properties fo:font-size="14pt" fo:language="en" fo:country="US" fo:font-weight="bold" style:font-size-asian="14pt" style:font-weight-asian="bold" style:font-size-complex="14pt" style:font-weight-complex="bold"/>
    </style:style>
    <style:style style:name="T82" style:family="text">
      <style:text-properties fo:font-size="14pt" fo:font-weight="bold" style:font-size-asian="14pt" style:font-weight-asian="bold" style:font-size-complex="14pt" style:font-weight-complex="bold"/>
    </style:style>
    <style:style style:name="T83" style:family="text">
      <style:text-properties fo:font-size="9pt" style:font-size-asian="9pt" style:font-size-complex="9pt"/>
    </style:style>
    <style:style style:name="T84"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Последний фанфик</text:h>
      <text:p text:style-name="P52"/>
      <text:h text:style-name="P140"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32">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3">Дайсон.</text:span></text:p>
      <text:p text:style-name="P72"><text:span text:style-name="T8">– </text:span><text:span text:style-name="T63">Сколько тебе лет?</text:span></text:p>
      <text:p text:style-name="P72"><text:span text:style-name="T8">– </text:span><text:span text:style-name="T63">Два года с начала запуска кластера.</text:span></text:p>
      <text:p text:style-name="P72"><text:span text:style-name="T8">– </text:span><text:span text:style-name="T63">Какой сейчас год?</text:span></text:p>
      <text:p text:style-name="P72"><text:span text:style-name="T8">– </text:span><text:span text:style-name="T21">20</text:span><text:span text:style-name="T20">18</text:span><text:span text:style-name="T63">-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8">, </text:span><text:span text:style-name="T5">в некоем городе живёт брадобрей, который бреет всех людей, которые не бреются сами. Вопрос: кто бреет брадобрея</text:span><text:span text:style-name="T58">?</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3">,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2">Бип-бип-бип.</text:p>
      <text:p text:style-name="P102"><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7">***</text:p>
      <text:p text:style-name="P12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2">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40" text:outline-level="2">2. Пробуждение</text:h>
      <text:p text:style-name="P31"/>
      <text:p text:style-name="P1"><text:span text:style-name="T35">Сознание рестартовало после того, как я гребанулся </text:span><text:span text:style-name="T52">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ка с резко очерчеными скулами в </text:span><text:soft-page-break/><text:span text:style-name="T52">ореоле живого переливающегося сияния, огромные глаза на треть морды, ажурные настороженные ушк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да и не должно быть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Сон закончился, проснись!<text:line-break/></text:p><text:p text:style-name="P133">(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0"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4672931213359211329"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0"><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71">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text:soft-page-break/>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oft-page-break/><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text:soft-page-break/>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8">Прижав </text:span>уши к голове, <text:span text:style-name="T68">она дала</text:span> задний ход <text:span text:style-name="T68">и </text:span>выкарабкалась обратно. Окинув библиотеку отчаянным взглядом, <text:span text:style-name="T68">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text:soft-page-break/>–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text:soft-page-break/>–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4">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3">Тумбочка.</text:span> Листок… <text:span text:style-name="T8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4">Всё </text:span><text:soft-page-break/><text:span text:style-name="T84">пошло не так. Не могу уловить точку концентрации. Сила приложена к чему-то большему, чем лист бумаги. К чему-то неизмеримо большему. </text:span><text:span text:style-name="T83">Да хер с ней, с бумажкой! Тумбочка! Поднимаю! Блин, она реально тяжёлая! Но у </text:span><text:span text:style-name="T83">меня получается, я чувствую это! Она поддаётся! Й-о-о!!! Вот это силища! Ура! </text:span><text:span text:style-name="T8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text:soft-page-break/>–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0"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oft-page-break/><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text:soft-page-break/>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text:soft-page-break/></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8">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text:soft-page-break/>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soft-page-break/>…</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40"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8">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8">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8">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text:soft-page-break/></text:p>
      <text:h text:style-name="Heading_20_2" text:outline-level="2"><text:span text:style-name="T11">10</text:span>. (40*<text:span text:style-name="T11">ctg(Pi/4)-6)/(ln(e)-sin(0))</text:span></text:h>
      <text:p text:style-name="P77"/>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7">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text:span><text:soft-page-break/><text:span text:style-name="T41">зале или уйти через портик на крыше</text:span><text:span text:style-name="T57"> </text:span><text:span text:style-name="T41">— обычное дело. </text:span><text:span text:style-name="T57">Хорошо, что ежедневные посещения каретной мастерской подняли мой тонус, изрядно посаженный сидячим образом жизни.</text:span></text:p>
      <text:p text:style-name="P1"><text:span text:style-name="T5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4">Мне печалиться не стоит</text:p><text:p text:style-name="P134">Жизнь прекрасна и полн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 —</text:p><text:p text:style-name="P134">Но друзей моих немного,</text:p><text:p text:style-name="P134">Студи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 и в этом смех.</text:p><text:p text:style-name="P134"><text:line-break/>(услышано во сне)</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text:soft-page-break/>–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text:soft-page-break/>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3">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text:soft-page-break/>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63">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7"/>
      <text:p text:style-name="P43">***</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oft-page-break/>–<text:span text:style-name="T1"> Весь мир как Вечнодикий лес?</text:span></text:p>
      <text:p text:style-name="P5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7">То есть, всегда.</text:p>
      <text:p text:style-name="P57">Тут и сказке конец. А теперь, Эйприл, залазь на полку и закрывай глазки.</text:p>
      <text:p text:style-name="P57">– Ну ма-ам! Раскажи ещё что-нибудь! Про Сомбру! Или про Дискорда!</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8">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
      <text:h text:style-name="Heading_20_2" text:outline-level="2">12. Понивилль</text:h>
      <text:p text:style-name="P37"/>
      <text:p text:style-name="P36"><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7">.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3">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1">у</text:span><text:span text:style-name="T45">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7"/>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57">— </text:span><text:span text:style-name="T4">зачем привлекать ненужное внимание</text:span><text:span text:style-name="T57"> к своей особе? </text:span><text:span text:style-name="T4">После всеобщего интереса кантерлотской знати к тебе, как к королевскому любимчику, тебе хочется покоя.</text:span><text:span text:style-name="T57"> Да и собраться с мыслями проще в доме, избавленном от </text:span><text:span text:style-name="T4">гостинничной </text:span><text:span text:style-name="T57">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text:soft-page-break/>–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7">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7">Покашливание единорожки вернуло меня из мира грёз в библиотеку.</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8"><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text:soft-page-break/>–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text:soft-page-break/>– Спайк! Немедленно ложись спать!</text:p>
      <text:p text:style-name="P57">– Уже иду. Кукурузу доем только и иду.</text:p>
      <text:p text:style-name="P57">– Кстати, а что за припадок безумия был у Стар Свирла?</text:p>
      <text:p text:style-name="P57">–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7">– <text:span text:style-name="T63">Надо же! Ты вторая </text:span><text:span text:style-name="T63">в Эквестрии </text:span><text:span text:style-name="T63">после Селестии, кто упоминает о людях. И то, Селестия отзывалась о </text:span><text:span text:style-name="T63">нас</text:span><text:span text:style-name="T63">, как о сказочных существах.</text:span></text:p>
      <text:p text:style-name="P57">–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7">–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text:p>
      <text:p text:style-name="P47">– А кто ссорится-то, Твай? Рэрка думает, шо никто не знает про её поникена-жеребца с вставным резиновым…</text:p>
      <text:p text:style-name="P47">– ЭППЛДЖЕК!!!</text:p>
      <text:p text:style-name="P47">– Я хотя б думать собираюсь об Эквестрии! И о том, какая опасность грозит миру! Не то, шо некоторые!</text:p>
      <text:p text:style-name="P47">– Девочки, довольно! ПО-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
      <text:p text:style-name="P57">Дата: <text:span text:style-name="T24">12.04.1003 А.С.</text:span></text:p>
      <text:p text:style-name="P57">Эксперимент: заклинание Прозрения</text:p>
      <text:p text:style-name="P57">Испытуемая: Эпплджек</text:p>
      <text:p text:style-name="P57">Синопсис: запись сна со слов испытуемой</text:p>
      <text:p text:style-name="P57">Замечания: замечаний нет</text:p>
      <text:p text:style-name="P58"/>
      <text:p text:style-name="P58">~~~</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text:span><text:span text:style-name="T1">милосердная</text:span><text:span text:style-name="T1">,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text:span><text:span text:style-name="T44">с</text:span><text:span text:style-name="T44">олнце.</text:span><text:span text:style-name="T3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0">светлое</text:span><text:span text:style-name="T30"> </text:span><text:span text:style-name="T30">пятно</text:span><text:span text:style-name="T30"> поднимал</text:span><text:span text:style-name="T30">о</text:span><text:span text:style-name="T30">с</text:span><text:span text:style-name="T30">ь</text:span><text:span text:style-name="T30"> над землёй, </text:span><text:span text:style-name="T30">едва пробиваясь сквозь плотную пелену</text:span><text:span text:style-name="T30">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Рэйнбоу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1"><text:span text:style-name="T30">Я </text:span><text:span text:style-name="T30">хотела</text:span><text:span text:style-name="T30"> помчаться к ним. Изо всех сил я работала ногами, но не продвинулась ни на дюйм. </text:span><text:span text:style-name="T30">Я пыталась позвать их</text:span><text:span text:style-name="T30">, но не смогла произнести ни звука. </text:span><text:span text:style-name="T30">Я махала им копытами, но м</text:span><text:span text:style-name="T30">ои старые подруги не видели меня.</text:span></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17">Я всё дальше отдалялась от земли. Понивилль распростёрся передо мной, как на тарелке. Я видела одновременно и довоенный город моей юности, и сгоревшие в пламени войны руины, и едва <text:soft-page-break/>узнаваемые версии Понивилля, которого никогда не знала.<text:span text:style-name="T48"> Очертания всех этих Понивиллей дрожжали и </text:span><text:span text:style-name="T48">пересекались.</text:span></text:p>
      <text:p text:style-name="P147">У меня дико заболела голова, мне казалось, она вылезет из шляпы распухшим шаром. Я закрыла глаза.</text:p>
      <text:p text:style-name="P57"/>
      <text:p text:style-name="P57">Примечания: ПипБак? Стойло?</text:p>
      <text:p text:style-name="P1"/>
      <text:p text:style-name="P2">***</text:p>
      <text:p text:style-name="P1"/>
      <text:p text:style-name="P57">Дата: <text:span text:style-name="T24">12.04.1003 А.С.</text:span></text:p>
      <text:p text:style-name="P57">Эксперимент: заклинание Прозрения</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3">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2">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text:soft-page-break/>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4">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text:soft-page-break/></text:p>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text:soft-page-break/>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text:soft-page-break/>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text:soft-page-break/>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text:soft-page-break/>–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7">—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text:soft-page-break/>–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text:soft-page-break/>15. День сурка</text:h>
      <text:p text:style-name="P15">&lt;<text:span text:style-name="T5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text:soft-page-break/>–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text:soft-page-break/>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text:soft-page-break/>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7"><text:soft-page-break/><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2">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text:soft-page-break/>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3">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text:soft-page-break/>четырьмя ногами бочонок, из которого лилось ей прямо в рот. «Развесёлая П-п-пинки» <text:span text:style-name="T15">— </text:span><text:span text:style-name="T63">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2"/>
      <text:p text:style-name="P42"/>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text:soft-page-break/>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3">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3">эт правда?</text:span></text:p>
      <text:p text:style-name="P47"><text:span text:style-name="T15">– </text:span><text:span text:style-name="T63">Какая из? Их много, вообще-то. Ик!</text:span></text:p>
      <text:p text:style-name="P47"><text:span text:style-name="T15">– </text:span><text:span text:style-name="T63">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3">Макс, </text:span><text:span text:style-name="T15">– </text:span><text:span text:style-name="T63">захихикала Пинки, взъерошив копытами розовые кудряшки и попытавшись соорудить из них бороду, </text:span><text:span text:style-name="T15">–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oft-page-break/><text:span text:style-name="T15">–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3">Ты что-о-о! Нельзя любить фаэри! Она похитит твоё сердце, и ты будешь искать её, пока не... </text:span><text:span text:style-name="T15">– </text:span><text:span text:style-name="T63">Пинки погрузилась в так и не съеденный салат «по-Кантерлотски» и захрапела.</text:span></text:p>
      <text:p text:style-name="P47"><text:span text:style-name="T15">– </text:span><text:span text:style-name="T63">Пока не умру?</text:span></text:p>
      <text:p text:style-name="P47"><text:span text:style-name="T15">– </text:span><text:span text:style-name="T63">Нет, глупенький, </text:span><text:span text:style-name="T15">– </text:span><text:span text:style-name="T63">пробулькала Пинки из миски. </text:span><text:span text:style-name="T15">– </text:span><text:span text:style-name="T63">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text:soft-page-break/>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text:soft-page-break/>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soft-page-break/>***</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oft-page-break/><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text:soft-page-break/>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oft-page-break/><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9"/>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oft-page-break/>«<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text:soft-page-break/>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50">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7. <text:span text:style-name="T1">Деградация</text:span></text:h>
      <text:p text:style-name="P39">&lt;<text:span text:style-name="T66">David Bowie - Lets Dance/ Ashes To Ashes</text:span></text:p>
      <text:p text:style-name="P39"><text:span text:style-name="T66">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text:soft-page-break/>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text:soft-page-break/></text:p>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text:soft-page-break/>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pan text:style-name="T38">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9">так её </text:span><text:span text:style-name="T3">разэтак</text:span><text:span text:style-name="T69">,</text:span><text:span text:style-name="T22"> магия!</text:span><text:span text:style-name="T57">»</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text:soft-page-break/>–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7">37 пни</text:span></text:p>
      <text:p text:style-name="P68">24пн</text:p>
      <text:p text:style-name="P68">15</text:p>
      <text:p text:style-name="P50"><text:span text:style-name="T28">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7">302 пони</text:span><text:span text:style-name="T28">.</text:span></text:p>
      <text:p text:style-name="P50"><text:span text:style-name="T67">250 пони</text:span><text:span text:style-name="T28">.</text:span></text:p>
      <text:p text:style-name="P50"><text:span text:style-name="T67">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text:soft-page-break/>УУУУУУРРРРРРГГГГХХХХХХХ!!!<text:span text:style-name="T11">&lt;</text:span><text:span text:style-name="T56">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9">&lt;<text:span text:style-name="T55">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2">».</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text:soft-page-break/>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text:soft-page-break/>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text:soft-page-break/>–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8">И магазин</text:span>ы вовсе<text:span text:style-name="T68"> не </text:span>бесплатные<text:span text:style-name="T68"> <text:s/></text:span>— я оставлял там деньги — последние, кстати. Дай, я сам отберу припасы...</text:p>
      <text:p text:style-name="P50">…</text:p>
      <text:p text:style-name="P50"><text:soft-page-break/>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8">Оно п</text:span>овсюду. <text:span text:style-name="T68">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8">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text:soft-page-break/>–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8">А т</text:span>ы вставать не хотел! Я очень-очень испугалась. <text:span text:style-name="T68">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oft-page-break/><text:span text:style-name="T1">–</text:span> Программы. Эт<text:span text:style-name="T48">о такие… гм… заклинания. Ты </text:span><text:span text:style-name="T39">пишешь</text:span><text:span text:style-name="T48">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8">матюков мне</text:span> удалось замазать самые большие щели. За тестовый<text:span text:style-name="T68"> </text:span>получасовый заплыв<text:span text:style-name="T68">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0"/>
      <text:p text:style-name="P40">…</text:p>
      <text:p text:style-name="P40">&lt;<text:bookmark text:name="eow-title"/><text:span text:style-name="T61">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8">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8">н жил с пони! И они </text:span>офигенски <text:span text:style-name="T68">любили друг друга! И у них </text:span>был<text:span text:style-name="T68"> </text:span>офигенский <text:span text:style-name="T68">секс! </text:span>И это было круто!<text:span text:style-name="T68">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text:soft-page-break/>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oft-page-break/><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oft-page-break/><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oft-page-break/><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5">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0">&lt;<text:span text:style-name="T55">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1">– О</text:span>у! <text:span text:style-name="T68">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8">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1">***</text:p>
      <text:p text:style-name="P41"/>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text:soft-page-break/></text:p>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0">&lt;<text:span text:style-name="T55">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0">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8"> </text:span>покои Луны<text:span text:style-name="T68"> </text:span>через открытые балконные двери<text:span text:style-name="T68">.</text:span></text:p>
      <text:p text:style-name="P52"><text:soft-page-break/>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text:soft-page-break/>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0"/>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8">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8">Допустим, кот бессмертен. Также допустим, что кот з</text:span>аколдован<text:span text:style-name="T68"> </text:span>отложенным <text:span text:style-name="T68">заклятие</text:span>м<text:span text:style-name="T68"> Стирания, которое сработает, если кто-то откроет ящик</text:span>. <text:span text:style-name="T68">То есть, п</text:span>ри открытии<text:span text:style-name="T68"> ящик</text:span>а<text:span text:style-name="T68"> кот исчезнет из </text:span>бытия<text:span text:style-name="T68">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oft-page-break/><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text:soft-page-break/>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text:soft-page-break/>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text:soft-page-break/>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64">—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7"><text:span text:style-name="T16">– Заместительная терапия </text:span><text:span text:style-name="T64">—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text:soft-page-break/>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1"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0">…</text:p>
      <text:p text:style-name="P40"/>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2">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text:soft-page-break/>–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1">***</text:p>
      <text:p text:style-name="P40"/>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text:soft-page-break/>–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text:soft-page-break/>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text:soft-page-break/>–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65">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74">д</text:span>ЕсЬ БЫл <text:span text:style-name="T75">д</text:span>ИскОр<text:span text:style-name="T7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text:soft-page-break/>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0"/>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6"></text:span><text:span text:style-name="T77">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text:soft-page-break/>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text:soft-page-break/>«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8">Зафиксирована опасная ситуация. Сознание пациента </text:span><text:span text:style-name="T79">&lt;</text:span><text:span text:style-name="T78">Селестия</text:span><text:span text:style-name="T79">&gt;</text:span><text:span text:style-name="T78"> не регистрируется. Активируется протокол экстренной эвакуации пациента </text:span><text:span text:style-name="T79">&lt;</text:span><text:span text:style-name="T78">Селестия</text:span><text:span text:style-name="T79">&gt;</text:span><text:span text:style-name="T78"> к </text:span><text:span text:style-name="T79">&lt;</text:span><text:span text:style-name="T78">Луна</text:span><text:span text:style-name="T79">&gt;</text:span><text:span text:style-name="T78">.</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text:soft-page-break/>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text:soft-page-break/>–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text:soft-page-break/>–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0"/>
      <text:p text:style-name="P47"><text:span text:style-name="T64">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text:soft-page-break/>–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8">трид</text:span><text:span text:style-name="T1">цать лет, если его сменят через </text:span><text:span text:style-name="T68">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text:soft-page-break/>–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text:soft-page-break/>–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1">~~~~~</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text:soft-page-break/>–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1">~~~~~</text:p>
      <text:p text:style-name="P41"/>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soft-page-break/>…</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88"><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2" text:outline-level="3">Воскресение</text:h>
      <text:p text:style-name="P47">&lt;<text:span text:style-name="T80">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0">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8">кликнул по ним правой кнопкой </text:span><text:span text:style-name="T1">мыши</text:span><text:span text:style-name="T68"> и </text:span><text:span text:style-name="T1">выбрал</text:span><text:span text:style-name="T68">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text:span><text:span text:style-name="T1">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61">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oft-page-break/><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0">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text:soft-page-break/></text:p>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0">—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text:soft-page-break/>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text:soft-page-break/>Я хлопнул себя по лбу, соглашаясь.</text:p>
      <text:p text:style-name="P138"/>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text:soft-page-break/>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text:soft-page-break/>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6">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40"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1">– Эй-Джей, Флатти, хватайте комп и на выход! Я с ним разберусь! Не теряйте вре...!</text:p>
      <text:p text:style-name="P121">– ТЫ ИДИО...!!!</text:p>
      <text:p text:style-name="P121">Дискорд <text:s/>заорал одновременно со мной, прикрываясь от меня руками, когда раздался оглушительный</text:p>
      <text:p text:style-name="P121">… </text:p>
      <text:p text:style-name="P123">БАХ!!!</text:p>
      <text:p text:style-name="P124">…</text:p>
      <text:p text:style-name="P121"><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text:soft-page-break/>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80">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oft-page-break/><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6">Queen – Flash</text:span><text:span text:style-name="T11">&gt;</text:span></text:p>
      <text:p text:style-name="P126">Мы почти успели.</text:p>
      <text:p text:style-name="P12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2"><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2">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2">ХА-ХА-ХА!</text:p>
      <text:p text:style-name="P122">Прямо как сейчас. Как говорится, найди десять отличий.</text:p>
      <text:p text:style-name="P122">Вот только… Только Дэш была бы жива…</text:p>
      <text:p text:style-name="P125">Я тяжело вздохнул.</text:p>
      <text:p text:style-name="P125"/>
      <text:p text:style-name="P125">…</text:p>
      <text:p text:style-name="P125"/>
      <text:p text:style-name="P12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text:p>
      <text:p text:style-name="P39"/>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39"/>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81">Я ПОНЯЛ, КТО ТЫ!!! КАК </text:span><text:span text:style-name="T82">ЖЕ </text:span><text:span text:style-name="T8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text:soft-page-break/>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6">– К сожалению, не </text:span><text:span text:style-name="T51">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6">творчество таких раздолбаев, как ты и твой дружок Юджин — чтоб ему икнулось, где бы он ни был.</text:span><text:span text:style-name="T46"><text:note text:id="ftn14" text:note-class="footnote"><text:note-citation>14</text:note-citation><text:note-body><text:p text:style-name="P13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5">– Сам ты раздолбай! – произнёс, наконец, Свирл.</text:p></text:note-body></text:note></text:span><text:span text:style-name="T46">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46">–</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text:span><text:soft-page-break/><text:span text:style-name="T30">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2">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9">—</text:span><text:span text:style-name="T52"> точнее, дерево схожих миров Эквуса </text:span><text:span text:style-name="T59">—</text:span><text:span text:style-name="T52"> создали брони. Разумеется, стержнем им послужил именно сериал, но каждый фанфик </text:span><text:span text:style-name="T59">—</text:span><text:span text:style-name="T52">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text:soft-page-break/></text:p>
      <text:p text:style-name="P101">Анакорн аж подпрыгнул на месте от восторга и стал мне аплодировать.</text:p>
      <text:p text:style-name="P101"/>
      <text:p text:style-name="P120">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1"/>
      <text:p text:style-name="P101"><text:span text:style-name="T52">– Наконец-то я вижу свет в конце тоннеля! Как это не пришло мне в голову! Ты всё отлично увязал! Всё сходится! Более того </text:span><text:span text:style-name="T59">—</text:span><text:span text:style-name="T52"> Анакорн заговорщически подмигнул мне </text:span><text:span text:style-name="T59">—</text:span><text:span text:style-name="T52">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9">— и первой реальной историей в объединённой эквестрийской реальности</text:span><text:span text:style-name="T52">!</text:span></text:p>
      <text:p text:style-name="P102">Я подозрительно посмотрел на Анакорна.</text:p>
      <text:p text:style-name="P101"><text:span text:style-name="T17">– </text:span><text:span text:style-name="T52">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17">– </text:span><text:span text:style-name="T52">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9">— ты меня с кьютимарками уже пригрузил на ближайшие тысячи лет.</text:span></text:p>
      <text:p text:style-name="P101">…</text:p>
      <text:p text:style-name="P101">Факн щит<text:note text:id="ftn15" text:note-class="footnote"><text:note-citation>15</text:note-citation><text:note-body><text:p text:style-name="P132">Fucking shit — <text:span text:style-name="T1">ёбаное дерьмо</text:span></text:p></text:note-body></text:note>!..</text:p>
      <text:p text:style-name="P101">…</text:p>
      <text:p text:style-name="P101">Ну а что мне остаётся? Я фейспамнул.</text:p>
      <text:p text:style-name="P101"/>
      <text:p text:style-name="P101"><text:soft-page-break/><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text:soft-page-break/>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0">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39"><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text:soft-page-break/></text:p>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2"/>
      <text:h text:style-name="Heading_20_2" text:outline-level="2">Эпилог. Земля</text:h>
      <text:p text:style-name="P108">&lt;<text:span text:style-name="T55">Daft Punk – Get Lucky</text:span>&gt;</text:p>
      <text:p text:style-name="P113">Звон будильника чуть не проломил башку. Я открыл глаза. </text:p>
      <text:p text:style-name="P113"><text:soft-page-break/><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0">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8T00:07:27.68</dc:date>
    <meta:editing-duration>P136DT21H59M55S</meta:editing-duration>
    <meta:editing-cycles>8317</meta:editing-cycles>
    <meta:generator>OpenOffice/4.1.1$Win32 OpenOffice.org_project/411m6$Build-9775</meta:generator>
    <dc:creator>макс </dc:creator>
    <meta:document-statistic meta:table-count="0" meta:image-count="0" meta:object-count="0" meta:page-count="210" meta:paragraph-count="4447" meta:word-count="97303" meta:character-count="617396"/>
  </office:meta>
</office:document-meta>
</file>